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ngXian" svg:font-family="DengXian"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Standard">
      <style:text-properties fo:font-weight="bold" style:font-weight-asian="bold"/>
    </style:style>
    <style:style style:name="P4" style:family="paragraph" style:parent-style-name="Standard">
      <style:paragraph-properties fo:margin-left="0.635cm" fo:margin-right="0cm" fo:text-indent="0cm" style:auto-text-indent="false"/>
    </style:style>
    <style:style style:name="T1" style:family="text">
      <style:text-properties fo:font-size="16pt" style:text-underline-style="solid" style:text-underline-width="auto" style:text-underline-color="font-color" style:font-size-asian="16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text:span text:style-name="T1">WMT proposals</text:span><text:span text:style-name="T2"><text:tab/><text:tab/><text:tab/><text:tab/><text:tab/><text:tab/><text:tab/><text:tab/><text:tab/><text:tab/></text:span></text:p>
      <text:p text:style-name="Standard"/>
      <text:p text:style-name="Standard"><text:span text:style-name="T3">Salinate the system</text:span></text:p>
      <text:p text:style-name="Standard">Add the correct ratio of salt to water as to reduce freezing temp but ensure that the salt remains in solution.</text:p>
      <text:p text:style-name="P3"/>
      <text:p text:style-name="Standard">Pros:</text:p>
      <text:list xml:id="list1596128029" text:style-name="WWNum1">
        <text:list-item>
          <text:p text:style-name="P1">Prevents any form of freshwater algal growth</text:p>
        </text:list-item>
        <text:list-item>
          <text:p text:style-name="P1">Reduces freezing temperature – reduces need to drain </text:p>
        </text:list-item>
        <text:list-item>
          <text:p text:style-name="P1">Reduces risk of harmful micro-organic cultures from developing</text:p>
        </text:list-item>
      </text:list>
      <text:p text:style-name="Standard">Cons:</text:p>
      <text:list xml:id="list4123318869" text:style-name="WWNum2">
        <text:list-item>
          <text:p text:style-name="P2">Can’t be used for watering</text:p>
        </text:list-item>
        <text:list-item>
          <text:p text:style-name="P2">Salt will occasionally need to be replenished</text:p>
        </text:list-item>
      </text:list>
      <text:p text:style-name="P4"/>
      <text:p text:style-name="P4"/>
      <text:p text:style-name="Standard"><text:span text:style-name="T3">Install a patron operated pump</text:span></text:p>
      <text:p text:style-name="Standard">Would involve adding a see-through pump that would not function as the primary pump or affect the function of the water system to any large extent. It would instead serve to demonstrate how water control systems work and how the river is maintained.</text:p>
      <text:p text:style-name="P3"/>
      <text:p text:style-name="Standard">Pros:</text:p>
      <text:list xml:id="list140025383372852" text:continue-list="list1596128029" text:style-name="WWNum1">
        <text:list-item>
          <text:p text:style-name="P1">Educational for a younger audience</text:p>
        </text:list-item>
        <text:list-item>
          <text:p text:style-name="P1">Another feature to increase overall patron satisfaction </text:p>
        </text:list-item>
      </text:list>
      <text:p text:style-name="Standard">Cons:</text:p>
      <text:list xml:id="list140025353237564" text:continue-list="list4123318869" text:style-name="WWNum2">
        <text:list-item>
          <text:p text:style-name="P2">As it is clear it would need frequent maintenance and cleaning</text:p>
        </text:list-item>
        <text:list-item>
          <text:p text:style-name="P2">Would be difficult and labour intensive to plan and install</text:p>
        </text:list-item>
        <text:list-item>
          <text:p text:style-name="P2">The parts could be difficult to source</text:p>
        </text:list-item>
      </text:list>
      <text:p text:style-name="P4"/>
      <text:p text:style-name="P4"/>
      <text:p text:style-name="Standard"><text:span text:style-name="T3">Add decorative items to the stream itself</text:span></text:p>
      <text:p text:style-name="Standard">This would involve adding pebbles and other miscellaneous items to add to the overall realism and aesthetic of the river.</text:p>
      <text:p text:style-name="P3"/>
      <text:p text:style-name="Standard">Pros:</text:p>
      <text:list xml:id="list140025864175492" text:continue-list="list140025383372852" text:style-name="WWNum1">
        <text:list-item>
          <text:p text:style-name="P1">Improve the appearance of the town</text:p>
        </text:list-item>
        <text:list-item>
          <text:p text:style-name="P1">Very good price for what it adds</text:p>
        </text:list-item>
      </text:list>
      <text:p text:style-name="Standard">Cons:</text:p>
      <text:list xml:id="list140024031913386" text:continue-list="list140025353237564" text:style-name="WWNum2">
        <text:list-item>
          <text:p text:style-name="P2">More difficult to clean and maintain</text:p>
        </text:list-item>
        <text:list-item>
          <text:p text:style-name="P2">Would restrict the flow of the water</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ngXian" svg:font-family="DengXian"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false" style:font-name-asian="DengXian" style:font-size-asian="12pt" style:language-asian="zh" style:country-asian="CN"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jamin Orme-Smith</meta:initial-creator>
    <dc:creator>David J. Allen</dc:creator>
    <meta:editing-cycles>2</meta:editing-cycles>
    <meta:creation-date>2017-12-12T12:43:00</meta:creation-date>
    <dc:date>2017-12-12T12:43:00</dc:date>
    <meta:editing-duration>P0D</meta:editing-duration>
    <meta:generator>LibreOffice/7.3.5.2$Linux_X86_64 LibreOffice_project/184fe81b8c8c30d8b5082578aee2fed2ea847c01</meta:generator>
    <meta:document-statistic meta:table-count="0" meta:image-count="0" meta:object-count="0" meta:page-count="1" meta:paragraph-count="27" meta:word-count="221" meta:character-count="1255" meta:non-whitespace-character-count="1062"/>
    <meta:user-defined meta:name="AppVersion">16.0000</meta:user-defined>
    <meta:user-defined meta:name="Company">Canford School</meta:user-defined>
    <meta:user-defined meta:name="DocSecurity" meta:value-type="float">4</meta:user-defined>
    <meta:template xlink:type="simple" xlink:actuate="onRequest" xlink:title="Normal" xlink:href=""/>
  </office:meta>
</office:document-meta>
</file>